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Standard" style:family="paragraph">
      <style:text-properties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Standard" style:family="paragraph">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Standard" style:family="paragraph">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Standard" style:family="paragraph">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P97" style:parent-style-name="Standard" style:family="paragraph">
      <style:text-properties fo:font-style="italic" style:font-style-asian="italic"/>
    </style:style>
    <style:style style:name="T98" style:parent-style-name="DefaultParagraphFont" style:family="text">
      <style:text-properties fo:font-weight="bold" style:font-weight-asian="bold"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text:s/></text:span><text:span text:style-name="T9">analyze</text:span><text:span text:style-name="T10"><text:s/>data and generate insigh</text:span><text:span text:style-name="T11">ts.</text:span></text:p>
      <text:p text:style-name="P12"/>
      <text:p text:style-name="Standard"><text:span text:style-name="T13">CD:</text:span><text:span text:style-name="T14"><text:s/></text:span><text:span text:style-name="T15">Do you have face any difficult to use data churn tool</text:span><text:span text:style-name="T16">?</text:span></text:p>
      <text:p text:style-name="Standard"><text:span text:style-name="T17">HU:</text:span><text:span text:style-name="T18"><text:s/>It is a difficult tool to use, I must admit, but the team has learnt how to make the most of it.</text:span></text:p>
      <text:p text:style-name="P19"/>
      <text:p text:style-name="Standard"><text:span text:style-name="T20">CD:</text:span><text:span text:style-name="T21"><text:s/></text:span><text:span text:style-name="T22">It is affected productivity to use difficult this tool<text:s/></text:span><text:span text:style-name="T23">?</text:span></text:p>
      <text:p text:style-name="Standard"><text:span text:style-name="T24">HU:</text:span><text:span text:style-name="T25"><text:s/>It does not affect us much. We have trained a team of five people on how to use Data Churn effectively.</text:span></text:p>
      <text:p text:style-name="P26"/>
      <text:p text:style-name="Standard"><text:span text:style-name="T27">C</text:span><text:span text:style-name="T28">D:</text:span><text:span text:style-name="T29"><text:s/></text:span><text:span text:style-name="T30">What you do if when one of the five number is quits his job</text:span><text:span text:style-name="T31">?</text:span></text:p>
      <text:p text:style-name="Standard"><text:span text:style-name="T32">HU:</text:span><text:span text:style-name="T33"><text:s/>Not much. The requests pile up only when one of the five members quits our organisation and we are waiting for a new member to be trained on Data Churn.</text:span></text:p>
      <text:p text:style-name="P34"/>
      <text:p text:style-name="Standard"><text:span text:style-name="T35">CD:</text:span><text:span text:style-name="T36"><text:s/></text:span><text:span text:style-name="T37">Do you</text:span><text:span text:style-name="T38"><text:s/>not</text:span><text:span text:style-name="T39"><text:s/>like to use this data churn tool in future</text:span><text:span text:style-name="T40">?</text:span></text:p>
      <text:p text:style-name="Standard"><text:span text:style-name="T41">HU:</text:span><text:span text:style-name="T42"><text:s/>Yes, our team members certainly do not like using<text:s/></text:span><text:span text:style-name="T43">Data Churn and tend to quit within 12–18 months.</text:span></text:p>
      <text:p text:style-name="P44"/>
      <text:p text:style-name="Standard"><text:span text:style-name="T45">CD:</text:span><text:span text:style-name="T46"><text:s/></text:span><text:span text:style-name="T47">What is time taken for giving training for one person and explain its cost and certification?</text:span></text:p>
      <text:p text:style-name="Standard"><text:span text:style-name="T48">HU:</text:span><text:span text:style-name="T49"><text:s/>It takes 4–6 weeks of training for a new team member to use Data Churn competently. So, that is at least 1.5 months of salary incurred as training cost. In addition to that, we also ma</text:span><text:span text:style-name="T50">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51">e have trained six new members because of employee attrition.</text:span></text:p>
      <text:p text:style-name="P52"/>
      <text:p text:style-name="Standard"><text:span text:style-name="T53">CD:</text:span><text:span text:style-name="T54"><text:s/></text:span><text:span text:style-name="T55">Data churn is provide any offers<text:s/></text:span><text:span text:style-name="T56">services<text:s/></text:span><text:span text:style-name="T57">to you?</text:span><text:span text:style-name="T58"><text:s/>(Example : If anyone left for your organization <text:s/>they provide any backup for you</text:span><text:span text:style-name="T59">?</text:span></text:p>
      <text:p text:style-name="Standard"><text:span text:style-name="T60">HU:</text:span><text:span text:style-name="T61"><text:s/>Data Churn offers services as well, wherein they provide us one of their trained employees as an additional team member when one of our tea</text:span><text:span text:style-name="T62">m members leaves and we are in the process of training a new one. But they charge really high rates for it, which is about three times what we pay our team members. So, we either use that option to handle heavy workloads when we are short-handed, or we pay</text:span><text:span text:style-name="T63"><text:s/>overtime for the existing trained team members.</text:span></text:p>
      <text:p text:style-name="P64"/>
      <text:p text:style-name="Standard"><text:span text:style-name="T65">CD:</text:span><text:span text:style-name="T66"><text:s/></text:span><text:span text:style-name="T67">Are you providing any extra pay to employees for<text:s/></text:span><text:span text:style-name="T68">to do overtime</text:span><text:span text:style-name="T69">?</text:span></text:p>
      <text:p text:style-name="Standard"><text:span text:style-name="T70">HD:</text:span><text:span text:style-name="T71"><text:s/>Yes, our overtime pay rate is double the normal salary. But even with overtime pay, the existing team members are not willing to do the extra work, which leads to further a</text:span><text:span text:style-name="T72">ttrition.</text:span></text:p>
      <text:p text:style-name="P73"/>
      <text:p text:style-name="Standard"><text:span text:style-name="T74">CD:</text:span><text:span text:style-name="T75"><text:s/>Got it. But when you employ contractors from Data Churn, who do not know your data as<text:s/></text:span><text:soft-page-break/><text:span text:style-name="T76">well as your team members, does that not affect the quality of the work?</text:span></text:p>
      <text:p text:style-name="Standard"><text:span text:style-name="T77">HU:</text:span><text:span text:style-name="T78"><text:s/>Absolutely, data knowledge is key to our work. So, when we employ Data Churn contractors, th</text:span><text:span text:style-name="T79">e quality of their analysis and insights is not as good as what our team members would produce because the former do not have in-depth knowledge of our data. Because of this, our existing team members need to <text:s/>review their work, which leads to duplication<text:s/></text:span><text:span text:style-name="T80">of effort.</text:span></text:p>
      <text:p text:style-name="P81"/>
      <text:p text:style-name="Standard"><text:span text:style-name="T82">CD:</text:span><text:span text:style-name="T83"><text:s/></text:span><text:span text:style-name="T84">Is not your team member face any difficulties using data churn?</text:span><text:span text:style-name="T85"><text:s/></text:span></text:p>
      <text:p text:style-name="Standard"><text:span text:style-name="T86">HU:</text:span><text:span text:style-name="T87"><text:s/>Tell me about it! I keep getting escalations every other day from the heads of various departments that my team is not functioning optimally. I wish I could get some peace of mind at times. Data Churn is certainly not<text:s/></text:span><text:span text:style-name="T88">helping our case!</text:span></text:p>
      <text:p text:style-name="P89"/>
      <text:p text:style-name="Standard"><text:span text:style-name="T90">CD:</text:span><text:span text:style-name="T91"><text:s/>Does data churn affects your business decision and goals</text:span><text:span text:style-name="T92">?</text:span></text:p>
      <text:p text:style-name="Standard"><text:span text:style-name="T93">HU:</text:span><text:span text:style-name="T94"><text:s/>It definitely does. Our business is becoming more and more data driven, and all the departments are highly reliant on us to provide on-time quality insights. Else, their decisions are delayed</text:span><text:span text:style-name="T95"><text:s/>or are sub-optimal. Just last week, the Head of Marketing was on my case on the phone, talking about how their marketing campaign was delayed by more than two weeks during the peak season because my team could not share insights on which stores are to be<text:s/></text:span><text:span text:style-name="T96">targeted for the campaign.</text:span></text:p>
      <text:p text:style-name="P97"/>
      <text:p text:style-name="Standard"><text:span text:style-name="T98">CD:</text:span><text:span text:style-name="T99"><text:s/>It sounds like Data Churn is causing employee attrition, high training costs, high overtime costs, high contractor costs, low-quality output, duplication of effort and delays, thus affecting critical business decisions. Is t</text:span><text:span text:style-name="T100">hat a fair summary?</text:span></text:p>
      <text:p text:style-name="Standard"><text:span text:style-name="T101">HU:</text:span><text:span text:style-name="T102"><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0"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 style:display-name="normal" style:family="paragraph">
      <style:paragraph-properties fo:widows="2" fo:orphans="2"/>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geshkumar mani</meta:initial-creator>
    <dc:creator>mageshkumar.m</dc:creator>
    <meta:creation-date>2022-06-06T10:05:00Z</meta:creation-date>
    <dc:date>2022-06-06T10:05:00Z</dc:date>
    <meta:template xlink:href="Normal" xlink:type="simple"/>
    <meta:editing-cycles>2</meta:editing-cycles>
    <meta:editing-duration>PT60S</meta:editing-duration>
    <meta:document-statistic meta:page-count="2" meta:paragraph-count="8" meta:word-count="623" meta:character-count="4169" meta:row-count="29" meta:non-whitespace-character-count="3554"/>
  </office:meta>
</office:document-meta>
</file>